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sonHttpMessageConverter.AbstractJson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sonHttpMessageConverter.getWriter(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sonHttpMessageConverter.readInternal( Class &lt; ? &gt; clazz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sonHttpMessageConverter.setJsonPrefix( String json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sonHttpMessageConverter.writeInternal( Object object , @ Nullable Type type , HttpOutputMessage outpu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sonHttpMessageConverter.setPrefixJson( boolean prefixJ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sonHttpMessageConverter.getReader(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sonHttpMessageConverter.read( Type type , @ Nullable Class &lt; ? &gt; contextClass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sonHttpMessageConverter.readResolved( Type resolvedType , HttpInputMessage in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sonHttpMessageConverter.getCharset( Htt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